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6.55cm" svg:height="0.772cm" svg:x="3.675cm" svg:y="1.55cm">
          <text:p text:style-name="P1"><text:span text:style-name="T1">Servlet creates processingItem</text:span></text:p>
        </draw:rect>
        <draw:rect draw:style-name="gr1" draw:text-style-name="P1" draw:id="id3" draw:layer="layout" svg:width="7.2cm" svg:height="1.247cm" svg:x="3.35cm" svg:y="4.667cm">
          <text:p text:style-name="P1"><text:span text:style-name="T1">Servlet delivers item to</text:span></text:p>
          <text:p text:style-name="P1"><text:span text:style-name="T1">RequestProcessor</text:span></text:p>
        </draw:rect>
        <draw:rect draw:style-name="gr1" draw:text-style-name="P1" draw:id="id5" draw:layer="layout" svg:width="5.2cm" svg:height="1.187cm" svg:x="4.35cm" svg:y="8.261cm">
          <text:p text:style-name="P1"><text:span text:style-name="T1">RequestProcessor puts</text:span></text:p>
          <text:p text:style-name="P1"><text:span text:style-name="T1">item to queue</text:span></text:p>
        </draw:rect>
        <draw:rect draw:style-name="gr1" draw:text-style-name="P1" draw:id="id6" draw:layer="layout" svg:width="5.2cm" svg:height="1.188cm" svg:x="4.35cm" svg:y="10.234cm">
          <text:p text:style-name="P1"><text:span text:style-name="T1">ResultsCalculator takes</text:span></text:p>
          <text:p text:style-name="P1"><text:span text:style-name="T1">item from queue</text:span></text:p>
        </draw:rect>
        <draw:rect draw:style-name="gr1" draw:text-style-name="P1" draw:id="id7" draw:layer="layout" svg:width="6.1cm" svg:height="1.188cm" svg:x="3.9cm" svg:y="12.209cm">
          <text:p text:style-name="P1"><text:span text:style-name="T1">ResultsCalculator performs</text:span></text:p>
          <text:p text:style-name="P1"><text:span text:style-name="T1">calculation through CalcEngine</text:span></text:p>
        </draw:rect>
        <draw:rect draw:style-name="gr1" draw:text-style-name="P1" draw:id="id8" draw:layer="layout" svg:width="7.35cm" svg:height="1.187cm" svg:x="3.275cm" svg:y="14.184cm">
          <text:p text:style-name="P1"><text:span text:style-name="T1">ResultsCalculator returns</text:span></text:p>
          <text:p text:style-name="P1"><text:span text:style-name="T1">result and item to RequestProcessor</text:span></text:p>
        </draw:rect>
        <draw:rect draw:style-name="gr1" draw:text-style-name="P1" draw:id="id2" draw:layer="layout" svg:width="6.55cm" svg:height="0.772cm" svg:x="3.675cm" svg:y="3.109cm">
          <text:p text:style-name="P1"><text:span text:style-name="T1">Servlet puts request into item</text:span></text:p>
        </draw:rect>
        <draw:custom-shape draw:style-name="gr2" draw:text-style-name="P1" draw:layer="layout" svg:width="3.6cm" svg:height="2.8cm" svg:x="13.65cm" svg:y="1.8cm">
          <text:p text:style-name="P2"><text:span text:style-name="T1">ProcessingItem</text:span></text:p>
          <text:p text:style-name="P3"><text:span text:style-name="T1"><text:tab/></text:span><text:span text:style-name="T1">request</text:span></text:p>
          <text:p text:style-name="P3"><text:span text:style-name="T1"><text:tab/></text:span><text:span text:style-name="T1">response</text:span></text:p>
          <text:p text:style-name="P3"><text:span text:style-name="T1"><text:tab/></text:span><text:span text:style-name="T1">processed</text:span></text:p>
          <draw:enhanced-geometry svg:viewBox="0 0 21600 21600" draw:text-areas="800 800 20800 20800" draw:type="round-rectangular-callout" draw:modifiers="-20514.3015828936 2444.55551588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" draw:text-style-name="P1" draw:id="id4" draw:layer="layout" svg:width="5.65cm" svg:height="0.772cm" svg:x="4.125cm" svg:y="6.701cm">
          <text:p text:style-name="P1"><text:span text:style-name="T1">Servlet starts waiting on item</text:span></text:p>
        </draw:rect>
        <draw:rect draw:style-name="gr1" draw:text-style-name="P1" draw:id="id9" draw:layer="layout" svg:width="6.1cm" svg:height="1.188cm" svg:x="3.9cm" svg:y="16.157cm">
          <text:p text:style-name="P1"><text:span text:style-name="T1">RequestProcessor prepares </text:span></text:p>
          <text:p text:style-name="P1"><text:span text:style-name="T1">response from result</text:span></text:p>
        </draw:rect>
        <draw:rect draw:style-name="gr1" draw:text-style-name="P1" draw:id="id10" draw:layer="layout" svg:width="4.75cm" svg:height="1.188cm" svg:x="4.575cm" svg:y="18.132cm">
          <text:p text:style-name="P1"><text:span text:style-name="T1">RequestProcessor puts</text:span></text:p>
          <text:p text:style-name="P1"><text:span text:style-name="T1">response to item</text:span></text:p>
        </draw:rect>
        <draw:rect draw:style-name="gr1" draw:text-style-name="P1" draw:id="id12" draw:layer="layout" svg:width="4.75cm" svg:height="1.187cm" svg:x="4.575cm" svg:y="22.081cm">
          <text:p text:style-name="P1"><text:span text:style-name="T1">RequestProcessor calls</text:span></text:p>
          <text:p text:style-name="P1"><text:span text:style-name="T1">notifyAll on item</text:span></text:p>
        </draw:rect>
        <draw:rect draw:style-name="gr1" draw:text-style-name="P1" draw:id="id11" draw:layer="layout" svg:width="4.75cm" svg:height="1.188cm" svg:x="4.575cm" svg:y="20.107cm">
          <text:p text:style-name="P1"><text:span text:style-name="T1">RequestProcessor sets</text:span></text:p>
          <text:p text:style-name="P1"><text:span text:style-name="T1">item processed = true</text:span></text:p>
        </draw:rect>
        <draw:rect draw:style-name="gr1" draw:text-style-name="P1" draw:id="id13" draw:layer="layout" svg:width="5.65cm" svg:height="1.247cm" svg:x="4.125cm" svg:y="24.053cm">
          <text:p text:style-name="P1"><text:span text:style-name="T1">Servlet wakes up and</text:span></text:p>
          <text:p text:style-name="P1"><text:span text:style-name="T1">prepares response to client</text:span></text:p>
        </draw:rect>
        <draw:connector draw:style-name="gr3" draw:text-style-name="P2" draw:layer="layout" svg:x1="6.95cm" svg:y1="2.322cm" svg:x2="6.95cm" svg:y2="3.109cm" draw:start-shape="id1" draw:start-glue-point="2" draw:end-shape="id2" draw:end-glue-point="0" svg:d="m6950 2322v787">
          <text:p/>
        </draw:connector>
        <draw:connector draw:style-name="gr3" draw:text-style-name="P2" draw:layer="layout" svg:x1="6.95cm" svg:y1="3.881cm" svg:x2="6.95cm" svg:y2="4.667cm" draw:start-shape="id2" draw:start-glue-point="2" draw:end-shape="id3" draw:end-glue-point="0" svg:d="m6950 3881v786">
          <text:p/>
        </draw:connector>
        <draw:connector draw:style-name="gr3" draw:text-style-name="P2" draw:layer="layout" svg:x1="6.95cm" svg:y1="5.914cm" svg:x2="6.95cm" svg:y2="6.701cm" draw:start-shape="id3" draw:start-glue-point="2" draw:end-shape="id4" draw:end-glue-point="0" svg:d="m6950 5914v787">
          <text:p/>
        </draw:connector>
        <draw:connector draw:style-name="gr3" draw:text-style-name="P2" draw:layer="layout" svg:x1="6.95cm" svg:y1="7.473cm" svg:x2="6.95cm" svg:y2="8.261cm" draw:start-shape="id4" draw:start-glue-point="2" draw:end-shape="id5" draw:end-glue-point="0" svg:d="m6950 7473v788">
          <text:p/>
        </draw:connector>
        <draw:connector draw:style-name="gr3" draw:text-style-name="P2" draw:layer="layout" svg:x1="6.95cm" svg:y1="9.448cm" svg:x2="6.95cm" svg:y2="10.234cm" draw:start-shape="id5" draw:start-glue-point="2" draw:end-shape="id6" draw:end-glue-point="0" svg:d="m6950 9448v786">
          <text:p/>
        </draw:connector>
        <draw:connector draw:style-name="gr3" draw:text-style-name="P2" draw:layer="layout" svg:x1="6.95cm" svg:y1="11.422cm" svg:x2="6.95cm" svg:y2="12.209cm" draw:start-shape="id6" draw:start-glue-point="2" draw:end-shape="id7" draw:end-glue-point="0" svg:d="m6950 11422v787">
          <text:p/>
        </draw:connector>
        <draw:connector draw:style-name="gr3" draw:text-style-name="P2" draw:layer="layout" svg:x1="6.95cm" svg:y1="13.397cm" svg:x2="6.95cm" svg:y2="14.184cm" draw:start-shape="id7" draw:start-glue-point="2" draw:end-shape="id8" draw:end-glue-point="0" svg:d="m6950 13397v787">
          <text:p/>
        </draw:connector>
        <draw:connector draw:style-name="gr3" draw:text-style-name="P2" draw:layer="layout" svg:x1="6.95cm" svg:y1="15.371cm" svg:x2="6.95cm" svg:y2="16.157cm" draw:start-shape="id8" draw:start-glue-point="2" draw:end-shape="id9" draw:end-glue-point="0" svg:d="m6950 15371v786">
          <text:p/>
        </draw:connector>
        <draw:connector draw:style-name="gr3" draw:text-style-name="P2" draw:layer="layout" svg:x1="6.95cm" svg:y1="17.345cm" svg:x2="6.95cm" svg:y2="18.132cm" draw:start-shape="id9" draw:start-glue-point="2" draw:end-shape="id10" draw:end-glue-point="0" svg:d="m6950 17345v787">
          <text:p/>
        </draw:connector>
        <draw:connector draw:style-name="gr3" draw:text-style-name="P2" draw:layer="layout" svg:x1="6.95cm" svg:y1="19.32cm" svg:x2="6.95cm" svg:y2="20.107cm" draw:start-shape="id10" draw:start-glue-point="2" draw:end-shape="id11" svg:d="m6950 19320v787">
          <text:p/>
        </draw:connector>
        <draw:connector draw:style-name="gr3" draw:text-style-name="P2" draw:layer="layout" svg:x1="6.95cm" svg:y1="21.295cm" svg:x2="6.95cm" svg:y2="22.081cm" draw:start-shape="id11" draw:start-glue-point="2" draw:end-shape="id12" draw:end-glue-point="0" svg:d="m6950 21295v786">
          <text:p/>
        </draw:connector>
        <draw:connector draw:style-name="gr3" draw:text-style-name="P2" draw:layer="layout" svg:x1="6.95cm" svg:y1="23.268cm" svg:x2="6.95cm" svg:y2="24.053cm" draw:start-shape="id12" draw:start-glue-point="2" draw:end-shape="id13" draw:end-glue-point="0" svg:d="m6950 23268v7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1H34M45S</meta:editing-duration>
    <meta:editing-cycles>6</meta:editing-cycles>
    <meta:generator>OpenOffice.org/3.2$Win32 OpenOffice.org_project/320m18$Build-9502</meta:generator>
    <dc:date>2014-07-25T15:14:27.85</dc:date>
    <meta:document-statistic meta:object-count="26"/>
  </office:meta>
</office:document-meta>
</file>